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Mono" fo:font-size="14pt" fo:font-style="italic" officeooo:rsid="000cdbb7" officeooo:paragraph-rsid="000adb4e" style:font-size-asian="14pt" style:font-style-asian="italic" style:font-size-complex="14pt" style:font-style-complex="italic"/>
    </style:style>
    <style:style style:name="P2" style:family="paragraph" style:parent-style-name="Preformatted_20_Text">
      <style:paragraph-properties fo:text-align="center" style:justify-single-word="false"/>
      <style:text-properties style:font-name="Liberation Mono" fo:font-size="16pt" fo:font-weight="bold" officeooo:rsid="0016bfad" officeooo:paragraph-rsid="000adb4e" style:font-size-asian="16pt" style:font-weight-asian="bold" style:font-size-complex="16pt" style:font-weight-complex="bold"/>
    </style:style>
    <style:style style:name="P3" style:family="paragraph" style:parent-style-name="Preformatted_20_Text">
      <style:text-properties style:font-name="Liberation Mono" officeooo:rsid="000cdbb7" officeooo:paragraph-rsid="000adb4e"/>
    </style:style>
    <style:style style:name="P4" style:family="paragraph" style:parent-style-name="Preformatted_20_Text">
      <style:text-properties style:font-name="Liberation Mono" fo:font-size="12pt" fo:font-weight="normal" officeooo:rsid="000cdbb7" officeooo:paragraph-rsid="000adb4e" style:font-size-asian="12pt" style:font-weight-asian="normal" style:font-size-complex="12pt" style:font-weight-complex="normal"/>
    </style:style>
    <style:style style:name="P5"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Liberation Mono" fo:font-size="14pt" fo:font-weight="bold" officeooo:rsid="00132433" officeooo:paragraph-rsid="000adb4e" style:font-size-asian="14pt" style:font-weight-asian="bold" style:font-size-complex="14pt" style:font-weight-complex="bold"/>
    </style:style>
    <style:style style:name="P6"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Liberation Mono" fo:font-size="14pt" fo:font-weight="bold" officeooo:rsid="000e898f" officeooo:paragraph-rsid="000e898f" style:font-size-asian="12.25pt" style:font-weight-asian="bold" style:font-size-complex="14pt" style:font-weight-complex="bold"/>
    </style:style>
    <style:style style:name="P7"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Liberation Mono" fo:font-size="14pt" fo:font-weight="bold" officeooo:rsid="00113b5d" officeooo:paragraph-rsid="00113b5d" style:font-size-asian="12.25pt" style:font-weight-asian="bold" style:font-size-complex="14pt" style:font-weight-complex="bold"/>
    </style:style>
    <style:style style:name="P8"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Liberation Mono" fo:font-size="14pt" fo:font-weight="bold" officeooo:rsid="00132433" officeooo:paragraph-rsid="000adb4e" style:font-size-asian="14pt" style:font-weight-asian="bold" style:font-size-complex="14pt" style:font-weight-complex="bold"/>
    </style:style>
    <style:style style:name="P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Liberation Mono" fo:font-size="14pt" fo:font-weight="bold" officeooo:rsid="000e898f" officeooo:paragraph-rsid="000e898f" style:font-size-asian="12.25pt" style:font-weight-asian="bold" style:font-size-complex="14pt" style:font-weight-complex="bold"/>
    </style:style>
    <style:style style:name="P1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Liberation Mono" fo:font-size="14pt" fo:font-weight="bold" officeooo:rsid="00113b5d" officeooo:paragraph-rsid="00113b5d" style:font-size-asian="12.25pt" style:font-weight-asian="bold" style:font-size-complex="14pt" style:font-weight-complex="bold"/>
    </style:style>
    <style:style style:name="P11" style:family="paragraph" style:parent-style-name="Preformatted_20_Text" style:master-page-name="">
      <loext:graphic-properties draw:fill="none"/>
      <style:paragraph-properties fo:margin-left="0.3118in" fo:margin-right="0in" fo:margin-top="0in" fo:margin-bottom="0in" loext:contextual-spacing="false" fo:text-indent="0in" style:auto-text-indent="false" style:page-number="auto" fo:background-color="transparent"/>
      <style:text-properties style:font-name="Liberation Mono" fo:font-size="10pt" fo:font-weight="normal" officeooo:rsid="000c4b6f" officeooo:paragraph-rsid="000c4b6f" style:font-size-asian="8.75pt" style:font-weight-asian="normal" style:font-size-complex="10pt" style:font-weight-complex="normal"/>
    </style:style>
    <style:style style:name="P12" style:family="paragraph" style:parent-style-name="Preformatted_20_Text" style:master-page-name="">
      <loext:graphic-properties draw:fill="none"/>
      <style:paragraph-properties fo:margin-left="0.3118in" fo:margin-right="0in" fo:margin-top="0in" fo:margin-bottom="0in" loext:contextual-spacing="false" fo:text-indent="0in" style:auto-text-indent="false" style:page-number="auto" fo:background-color="transparent"/>
      <style:text-properties style:font-name="Liberation Mono" fo:font-size="10pt" fo:font-weight="normal" officeooo:rsid="000d080d" officeooo:paragraph-rsid="000d080d" style:font-size-asian="8.75pt" style:font-weight-asian="normal" style:font-size-complex="10pt" style:font-weight-complex="normal"/>
    </style:style>
    <style:style style:name="P13" style:family="paragraph" style:parent-style-name="Preformatted_20_Text" style:master-page-name="">
      <loext:graphic-properties draw:fill="none"/>
      <style:paragraph-properties fo:margin-left="0.3118in" fo:margin-right="0in" fo:margin-top="0in" fo:margin-bottom="0in" loext:contextual-spacing="false" fo:text-indent="0in" style:auto-text-indent="false" style:page-number="auto" fo:background-color="transparent"/>
      <style:text-properties style:font-name="Liberation Mono" fo:font-size="10pt" fo:font-weight="normal" officeooo:rsid="000e898f" officeooo:paragraph-rsid="000e898f" style:font-size-asian="8.75pt" style:font-weight-asian="normal" style:font-size-complex="10pt" style:font-weight-complex="normal"/>
    </style:style>
    <style:style style:name="P14" style:family="paragraph" style:parent-style-name="Preformatted_20_Text">
      <loext:graphic-properties draw:fill="none"/>
      <style:paragraph-properties fo:margin-left="0.3118in" fo:margin-right="0in" fo:margin-top="0in" fo:margin-bottom="0in" loext:contextual-spacing="false" fo:text-indent="0in" style:auto-text-indent="false" fo:background-color="transparent"/>
      <style:text-properties style:font-name="Liberation Mono" fo:font-size="10pt" fo:font-weight="normal" officeooo:rsid="000d080d" officeooo:paragraph-rsid="000d080d" style:font-size-asian="8.75pt" style:font-weight-asian="normal" style:font-size-complex="10pt" style:font-weight-complex="normal"/>
    </style:style>
    <style:style style:name="P15" style:family="paragraph" style:parent-style-name="Preformatted_20_Text">
      <loext:graphic-properties draw:fill="none"/>
      <style:paragraph-properties fo:margin-left="0.3118in" fo:margin-right="0in" fo:margin-top="0in" fo:margin-bottom="0in" loext:contextual-spacing="false" fo:text-indent="0in" style:auto-text-indent="false" fo:background-color="transparent"/>
      <style:text-properties style:font-name="Liberation Mono" fo:font-size="10pt" fo:font-weight="normal" officeooo:rsid="000e898f" officeooo:paragraph-rsid="000e898f" style:font-size-asian="8.75pt" style:font-weight-asian="normal" style:font-size-complex="10pt" style:font-weight-complex="normal"/>
    </style:style>
    <style:style style:name="P16" style:family="paragraph" style:parent-style-name="Preformatted_20_Text" style:master-page-name="">
      <loext:graphic-properties draw:fill="none"/>
      <style:paragraph-properties fo:margin-left="0.5in" fo:margin-right="0in" fo:margin-top="0in" fo:margin-bottom="0in" loext:contextual-spacing="false" fo:text-indent="0in" style:auto-text-indent="false" style:page-number="auto" fo:background-color="transparent"/>
      <style:text-properties style:font-name="Liberation Mono" fo:font-size="10pt" fo:font-weight="normal" officeooo:rsid="000c4b6f" officeooo:paragraph-rsid="000c4b6f" style:font-size-asian="8.75pt" style:font-weight-asian="normal" style:font-size-complex="10pt" style:font-weight-complex="normal"/>
    </style:style>
    <style:style style:name="P17" style:family="paragraph" style:parent-style-name="Preformatted_20_Text">
      <loext:graphic-properties draw:fill="none"/>
      <style:paragraph-properties fo:margin-left="0.5in" fo:margin-right="0in" fo:margin-top="0in" fo:margin-bottom="0in" loext:contextual-spacing="false" fo:text-indent="0in" style:auto-text-indent="false" fo:background-color="transparent"/>
      <style:text-properties style:font-name="Liberation Mono" fo:font-size="10pt" fo:font-weight="normal" officeooo:rsid="000c4b6f" officeooo:paragraph-rsid="000c4b6f" style:font-size-asian="8.75pt" style:font-weight-asian="normal" style:font-size-complex="10pt" style:font-weight-complex="normal"/>
    </style:style>
    <style:style style:name="P18" style:family="paragraph" style:parent-style-name="Preformatted_20_Text">
      <loext:graphic-properties draw:fill="none"/>
      <style:paragraph-properties fo:margin-left="0.3118in" fo:margin-right="0in" fo:margin-top="0in" fo:margin-bottom="0in" loext:contextual-spacing="false" fo:text-indent="0in" style:auto-text-indent="false" fo:background-color="transparent"/>
      <style:text-properties style:font-name="Liberation Mono" fo:font-size="10pt" fo:font-weight="normal" officeooo:rsid="00113b5d" officeooo:paragraph-rsid="00113b5d" style:font-size-asian="8.75pt" style:font-weight-asian="normal" style:font-size-complex="10pt" style:font-weight-complex="normal"/>
    </style:style>
    <style:style style:name="P19" style:family="paragraph" style:parent-style-name="Preformatted_20_Text" style:master-page-name="">
      <loext:graphic-properties draw:fill="none"/>
      <style:paragraph-properties fo:margin-left="0.3118in" fo:margin-right="0in" fo:margin-top="0in" fo:margin-bottom="0in" loext:contextual-spacing="false" fo:text-indent="0in" style:auto-text-indent="false" style:page-number="auto" fo:background-color="transparent"/>
      <style:text-properties style:font-name="Liberation Mono" fo:font-size="10pt" fo:font-weight="normal" officeooo:rsid="00113b5d" officeooo:paragraph-rsid="00113b5d" style:font-size-asian="8.75pt" style:font-weight-asian="normal" style:font-size-complex="10pt" style:font-weight-complex="normal"/>
    </style:style>
    <style:style style:name="P20"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Liberation Mono" fo:font-size="14pt" fo:font-weight="bold" officeooo:rsid="001497c4" officeooo:paragraph-rsid="001497c4" style:font-size-asian="12.25pt" style:font-weight-asian="bold" style:font-size-complex="14pt" style:font-weight-complex="bold"/>
    </style:style>
    <style:style style:name="P2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Liberation Mono" fo:font-size="14pt" fo:font-weight="bold" officeooo:rsid="001497c4" officeooo:paragraph-rsid="001497c4" style:font-size-asian="12.25pt" style:font-weight-asian="bold" style:font-size-complex="14pt" style:font-weight-complex="bold"/>
    </style:style>
    <style:style style:name="P22" style:family="paragraph" style:parent-style-name="Preformatted_20_Text" style:master-page-name="">
      <loext:graphic-properties draw:fill="none"/>
      <style:paragraph-properties fo:margin-left="0.3118in" fo:margin-right="0in" fo:margin-top="0in" fo:margin-bottom="0in" loext:contextual-spacing="false" fo:text-indent="0in" style:auto-text-indent="false" style:page-number="auto" fo:background-color="transparent"/>
      <style:text-properties style:font-name="Liberation Mono" fo:font-size="10pt" officeooo:paragraph-rsid="001497c4" style:font-size-asian="10pt" style:font-size-complex="10pt"/>
    </style:style>
    <style:style style:name="P23" style:family="paragraph" style:parent-style-name="Preformatted_20_Text" style:master-page-name="">
      <loext:graphic-properties draw:fill="none"/>
      <style:paragraph-properties fo:margin-left="0.3118in" fo:margin-right="0in" fo:margin-top="0in" fo:margin-bottom="0in" loext:contextual-spacing="false" fo:text-indent="0in" style:auto-text-indent="false" style:page-number="auto" fo:background-color="transparent"/>
      <style:text-properties style:font-name="Liberation Mono" fo:font-size="10pt" fo:font-weight="normal" officeooo:rsid="001497c4" officeooo:paragraph-rsid="001497c4" style:font-size-asian="8.75pt" style:font-weight-asian="normal" style:font-size-complex="10pt" style:font-weight-complex="normal"/>
    </style:style>
    <style:style style:name="T1" style:family="text">
      <style:text-properties officeooo:rsid="0016bfad"/>
    </style:style>
    <style:style style:name="T2" style:family="text">
      <style:text-properties officeooo:rsid="000adb4e"/>
    </style:style>
    <style:style style:name="T3" style:family="text">
      <style:text-properties officeooo:rsid="000e898f"/>
    </style:style>
    <style:style style:name="T4" style:family="text">
      <style:text-properties officeooo:rsid="001078b5"/>
    </style:style>
    <style:style style:name="T5" style:family="text">
      <style:text-properties officeooo:rsid="0011d4e1"/>
    </style:style>
    <style:style style:name="T6" style:family="text">
      <style:text-properties officeooo:rsid="00161e0d"/>
    </style:style>
    <style:style style:name="T7" style:family="text">
      <style:text-properties fo:color="#6a8759" style:font-name="DejaVu Sans Mono"/>
    </style:style>
    <style:style style:name="T8" style:family="text">
      <style:text-properties fo:color="#6a8759" style:font-name="DejaVu Sans Mono" fo:font-size="11.3999996185303pt"/>
    </style:style>
    <style:style style:name="T9" style:family="text">
      <style:text-properties fo:color="#6a8759" style:font-name="DejaVu Sans Mono" fo:font-size="11.3999996185303pt" officeooo:rsid="00161e0d"/>
    </style:style>
    <style:style style:name="T10" style:family="text">
      <style:text-properties fo:color="#6a8759" style:font-name="DejaVu Sans Mono" officeooo:rsid="00161e0d"/>
    </style:style>
    <style:style style:name="T11" style:family="text">
      <style:text-properties fo:font-weight="normal" officeooo:rsid="001497c4" style:font-size-asian="8.75pt" style:font-weight-asian="normal" style:font-size-complex="10pt" style:font-weight-complex="normal"/>
    </style:style>
    <style:style style:name="T12" style:family="text">
      <style:text-properties fo:font-weight="normal" officeooo:rsid="00161e0d" style:font-size-asian="8.75pt" style:font-weight-asian="normal" style:font-size-complex="10pt" style:font-weight-complex="normal"/>
    </style:style>
    <style:style style:name="T13" style:family="text">
      <style:text-properties fo:font-weight="normal" officeooo:rsid="001497c4" style:font-weight-asian="normal" style:font-weight-complex="normal"/>
    </style:style>
    <style:style style:name="T14" style:family="text">
      <style:text-properties fo:font-weight="normal" officeooo:rsid="00161e0d" style:font-weight-asian="normal" style:font-weight-complex="normal"/>
    </style:style>
    <style:style style:name="T15" style:family="text">
      <style:text-properties style:font-name="DejaVu Sans Mono"/>
    </style:style>
    <style:style style:name="T16" style:family="text">
      <style:text-properties style:font-name="DejaVu Sans Mono" officeooo:rsid="00161e0d"/>
    </style:style>
    <style:style style:name="T17" style:family="text">
      <style:text-properties fo:color="#000000" fo:font-weight="normal" officeooo:rsid="001497c4" style:font-weight-asian="normal" style:font-weight-complex="normal"/>
    </style:style>
    <style:style style:name="T18" style:family="text">
      <style:text-properties fo:color="#000000" fo:font-weight="normal" officeooo:rsid="00161e0d" style:font-weight-asian="normal" style:font-weight-complex="normal"/>
    </style:style>
    <style:style style:name="T19" style:family="text">
      <style:text-properties fo:color="#000000" style:font-name="DejaVu Sans Mono"/>
    </style:style>
    <style:style style:name="T20" style:family="text">
      <style:text-properties fo:color="#000000" style:font-name="DejaVu Sans Mono" officeooo:rsid="00161e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ΑΝΑΠΤΥΞΗ ΛΟΓΙΣΜΙΚΟΥ </text:p>
      <text:p text:style-name="P2">ΓΙΑ ΔΙΚΤΥΑ ΤΗΛΕΠΙΚΟΙΝΩΝΙΩΝ</text:p>
      <text:p text:style-name="P2"/>
      <text:p text:style-name="P1"><text:span text:style-name="T1">ΦΑΣΗ</text:span> – <text:span text:style-name="T2">2η</text:span> – <text:s/><text:span text:style-name="T2">Android Application</text:span></text:p>
      <text:p text:style-name="P3"/>
      <text:p text:style-name="P4">Ονοματεπώνυμο: Ζωγόπουλος Ζώης</text:p>
      <text:p text:style-name="P4">ΑΜ: 1115200600257</text:p>
      <text:p text:style-name="P4"/>
      <text:p text:style-name="P4"/>
      <text:p text:style-name="P5">Γενικά – Οργάνωση</text:p>
      <text:p text:style-name="P8"/>
      <text:p text:style-name="P11">Το android application περιλαμβάνει το package com.example.softwaredevelopment2018 με τα εξής java αρχεία:</text:p>
      <text:p text:style-name="P16">MainActivity.java</text:p>
      <text:p text:style-name="P17">LocationTrack.java</text:p>
      <text:p text:style-name="P17">Tools.java</text:p>
      <text:p text:style-name="P17">AndroidMqttClient.java</text:p>
      <text:p text:style-name="P17">SendData.java</text:p>
      <text:p text:style-name="P17">Entropy.java</text:p>
      <text:p text:style-name="P17">ProbabilityState.java</text:p>
      <text:p text:style-name="P12">Επίσης στο directory Android_App του project, υπάρχει το αρχείο Readme και το αρχείο build.gradle που περιέχει τα απαιτούμενα dependencies και repositories. Τ<text:span text:style-name="T3">έλος το</text:span> αρχείο AndroidManifest.xml στο μονοπάτι /ditapp/Android_App/app/src/main/ παρέχει σημαντικές πληροφορίες της εφαρμογής και τα αρχεία activity_main.xml και activity_send_data.xml στο μονοπάτι /ditapp/Android_App/app/src/main/res/layout/ <text:span text:style-name="T3">ορίζουν την εμφάνιση της εφαρμογής στο android τερματικο.</text:span></text:p>
      <text:p text:style-name="P14"/>
      <text:p text:style-name="P14"/>
      <text:p text:style-name="P6">Main Thread</text:p>
      <text:p text:style-name="P9"/>
      <text:p text:style-name="P13">Το main thread αναλαμβάνει τον συντονισμό της εφαρμογής. Κατά την εκκίνηση του android application, γίνεται η αίτηση δικαιωμάτων. <text:span text:style-name="T4">Η έκδοση στο τερματικό είναι η Android 7 και για αυτόν τον λόγο </text:span><text:s/><text:span text:style-name="T4">πρέπει να αιτηθούμε runtime για τα δικαιώματα. Έπειτα μέσω της μεθόδου getMacAddress() αρχικοποιείται το topic στο οποίο θα εγγραφεί ο android client. Στη συνέχεια το main activity εκκινεί τον android mqtt client και θέτει ορισμένους OnClickListeners σε buttons. Το interface της εφαρμογής περιλαμβάνει και settings button, το οποίο ανοίγει ένα νέο layout. To layout αυτό περιλαμβάνει τρία button για την μεμονομένη λήψη αδειών από τον χρήστη καθώς και ενα interface για εισαγωγή κειμένου. Τέλος υπάρχει επιλογή για έξοδο από την εφαρμογή.</text:span></text:p>
      <text:p text:style-name="P15"/>
      <text:p text:style-name="P15"/>
      <text:p text:style-name="P7">Android Mqtt Client</text:p>
      <text:p text:style-name="P10"/>
      <text:p text:style-name="P19"><text:span text:style-name="T5">Το context του main thread δίνεται ως όρισμα στον constructor του AndroidMqttClient. Με αυτόν τον τρόπο ο client ακόμη και ως non-activity κλάση, μπορεί να εμφανίζει μηνύματα στο interface της εφαρμογής. Στην συνέχεια καλείται ο constructor ενός handler με τον MainLooper του UIThread ως όρισμα. Αυτό δίνει τη δυνατότητα στο main thread να βάζει σε μία ουρά τα runnables που πρόκειται να εκτελεστούν. Έπειτα ο νέος mqtt client συνδέεται στον broker και κάνει subscribe στο topic το οποίο ορίζεται από την mac address του android τερματικού. Όταν ολοκληρωθεί το subscribe, γίνεται εκκίνηση ενός timer, ο οποίος επαναλαμβάνεται ανά δύο δευτερόλεπτα. Η τιμή αυτή μπορεί να οριστεί από την Data Intervals επιλογή, στα settings της εφαρμογής. Κάθε δύο δευτερόλεπτα (ανάλογα με το Data Intervals), προστίθεται ακόμα ένα μήνυμα (runnable) στην ουρά. Ο mqtt client μέσω του context της </text:span><text:soft-page-break/><text:span text:style-name="T5">main activity και της μεθόδου getAssets() αναλαμβάνει να στείλει τυχαία αρχεία (από το training set) προς τον edge server. Χρησιμοποιώντας ένα ByteArrayOutputStream και έναν ByteBuffer, στέλνει το όνομα του αρχείου, την <text:s/>mac address του ίδιου του τερματικού, τα περιεχόμενα του τυχαίου csv αρχείου καθώς και το αναγνωριστικό FILE στον edge server. Στην περίπτωση που ο android mqtt client αποσυνδεθεί από τον broker, ο timer σταματάει και έτσι δεν υπάρχει αποστολή πληροφορίας. Τέλος ο client προσπαθεί να ξανασυνδεθεί, καλώντας τον AndroidMqttClient constructor.</text:span></text:p>
      <text:p text:style-name="P18"/>
      <text:p text:style-name="P18"/>
      <text:p text:style-name="P20">Dependencies</text:p>
      <text:p text:style-name="P21"/>
      <text:p text:style-name="P22"><text:span text:style-name="T17">Για την υλοποίηση του mqtt android client χρησιμοποιήθηκαν </text:span><text:span text:style-name="T18">οι βιβλιοθήκες</text:span><text:span text:style-name="T17"> org.eclipse.paho.client.mqttv3 και org.eclipse.paho.android.service. </text:span><text:span text:style-name="T18">Για την υλοποίηση του android interface, χρησιμοποιήθηκαν οι com.android.support και </text:span><text:span text:style-name="T19">junit </text:span><text:span text:style-name="T20">και για την υλοποίηση του gps tracking η com.google.android.gms.</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3:54:20.548560083</meta:creation-date>
    <dc:date>2019-02-17T15:57:09.092422020</dc:date>
    <meta:editing-duration>PT25M58S</meta:editing-duration>
    <meta:editing-cycles>5</meta:editing-cycles>
    <meta:generator>LibreOffice/5.1.6.2$Linux_X86_64 LibreOffice_project/10m0$Build-2</meta:generator>
    <meta:document-statistic meta:table-count="0" meta:image-count="0" meta:object-count="0" meta:page-count="2" meta:paragraph-count="21" meta:word-count="454" meta:character-count="3335" meta:non-whitespace-character-count="2895"/>
  </office:meta>
</office:document-meta>
</file>